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D-display_x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Heading_20_1" office:value-type="string" calcext:value-type="string">
            <text:p>Display-modu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SP-5623-CA</text:p>
          </table:table-cell>
          <table:table-cell office:value-type="string" calcext:value-type="string">
            <text:p><text:a xlink:href="https://sklep.avt.pl/wyswietlacz-czerwony-2-cyfry-14-2mm-wa.html" xlink:type="simple">https://sklep.avt.pl/wyswietlacz-czerwony-2-cyfry-14-2mm-wa.html</text:a></text:p>
          </table:table-cell>
          <table:table-cell office:value-type="string" calcext:value-type="string">
            <text:p>various CA LED Display 0.56’’</text:p>
          </table:table-cell>
        </table:table-row>
        <table:table-row table:style-name="ro2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DP1</text:p>
          </table:table-cell>
          <table:table-cell office:value-type="string" calcext:value-type="string">
            <text:p><text:a xlink:href="https://sklep.avt.pl/listwa-kolkowa-2x40-katowa-gold-pin.html" xlink:type="simple">https://sklep.avt.pl/listwa-kolkowa-2x40-katowa-gold-pin.html</text:a></text:p>
          </table:table-cell>
          <table:table-cell/>
        </table:table-row>
        <table:table-row table:style-name="ro2">
          <table:table-cell office:value-type="string" calcext:value-type="string">
            <text:p>M1 M2 M4 M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8T03:01:56.276418896</dc:date>
    <meta:editing-duration>PT4M39S</meta:editing-duration>
    <meta:editing-cycles>4</meta:editing-cycles>
    <meta:generator>LibreOffice/6.0.7.3$Linux_X86_64 LibreOffice_project/00m0$Build-3</meta:generator>
    <meta:document-statistic meta:table-count="1" meta:cell-count="18" meta:object-count="0"/>
  </office:meta>
</office:document-meta>
</file>